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&lt;font color="#404098"&gt;GpsDrive 2.10pre7&lt;/font&gt;&lt;/h1&gt;</text:p>
      <text:p text:style-name="P1">&lt;h2&gt;About&lt;/h2&gt;</text:p>
      <text:p text:style-name="P1">&lt;p&gt;</text:p>
      <text:p text:style-name="P1"> <text:s/>&lt;a href="http://www.gpsdrive.de"&gt;GpsDrive&lt;/a&gt;</text:p>
      <text:p text:style-name="P1"> is a car (bike, ship, plane, foot) navigation system.</text:p>
      <text:p text:style-name="P1"> GpsDrive displays your position provided from a GPS on a zoomable map,</text:p>
      <text:p text:style-name="P1"> the map file is autoselected depending on your position and preferred</text:p>
      <text:p text:style-name="P1"> map scale. <text:s/>All GPS receivers which support the NMEA protocol should</text:p>
      <text:p text:style-name="P1"> be usable, as well as many USB GPSs using a binary protocol known to</text:p>
      <text:p text:style-name="P1"> the &lt;a href="http://gpsd.berlios.de"&gt;Gpsd&lt;/a&gt; daemon.&lt;/p&gt;</text:p>
      <text:p text:style-name="Normal"/>
      <text:p text:style-name="P1">&lt;h4&gt;Homepage&lt;/h4&gt;</text:p>
      <text:p text:style-name="P1"> &lt;a href="http://www.gpsdrive.de"&gt;http://www.gpsdrive.de&lt;/a&gt;</text:p>
      <text:p text:style-name="Normal"/>
      <text:p text:style-name="P1">&lt;h4&gt;License&lt;/h4&gt;</text:p>
      <text:p text:style-name="P1"> GNU General Public License (GPL) version 2</text:p>
      <text:p text:style-name="Normal"/>
      <text:p text:style-name="P1">&lt;h2&gt;Running&lt;/h2&gt;</text:p>
      <text:p text:style-name="P1"> &lt;p&gt;You will most likely want to install the &lt;tt&gt;gpsd&lt;/tt&gt; package so that</text:p>
      <text:p text:style-name="P1"> you can talk to your GPS; without that GpsDrive is just a nice map viewer.</text:p>
      <text:p text:style-name="Normal"/>
      <text:p text:style-name="P1"> &lt;p&gt;Speech output is supported if the "espeak" software is installed.</text:p>
      <text:p text:style-name="P1"> To use live-maps from the OpenStreetMap project you need to install the</text:p>
      <text:p text:style-name="P1"> openstreetmap-* packages as well. Static map tiles may be downloaded</text:p>
      <text:p text:style-name="P1"> from the internet without any extra installation.</text:p>
      <text:p text:style-name="P1">&lt;BR&gt;</text:p>
      <text:p text:style-name="Normal"/>
      <text:p text:style-name="P1"> &lt;h3&gt;Setting up your GPS&lt;/h3&gt;</text:p>
      <text:p text:style-name="P1"> &lt;p&gt;If you have a GPS connected you will want to start the gpsd service.</text:p>
      <text:p text:style-name="P1"> <text:s/>To do that run:</text:p>
      <text:p text:style-name="Normal"/>
      <text:p text:style-name="P1">&lt;pre&gt;</text:p>
      <text:p text:style-name="P1"> <text:s/>sudo dpkg-reconfigure gpsd</text:p>
      <text:p text:style-name="P1">&lt;/pre&gt;</text:p>
      <text:p text:style-name="Normal"/>
      <text:p text:style-name="P1">and</text:p>
      <text:p text:style-name="Normal"/>
      <text:p text:style-name="P1">&lt;pre&gt;</text:p>
      <text:p text:style-name="P1"> <text:s/>sudo /etc/init.d/gpsd start</text:p>
      <text:p text:style-name="P1">&lt;/pre&gt;</text:p>
      <text:p text:style-name="Normal"/>
      <text:p text:style-name="P1">BlueTooth GPS users should take special care to read up about the no-probe</text:p>
      <text:p text:style-name="P1">option. (for this reason we have not started gpsd automatically)</text:p>
      <text:p text:style-name="Normal"/>
      <text:p text:style-name="P1">&lt;BR&gt;&lt;BR&gt;</text:p>
      <text:p text:style-name="P1">&amp;bull; 'xgps' is a good program to check that Gpsd can see your GPS ok.</text:p>
      <text:p text:style-name="Normal"/>
      <text:p text:style-name="P1">&lt;BR&gt;</text:p>
      <text:p text:style-name="Normal"/>
      <text:p text:style-name="Normal"/>
      <text:p text:style-name="P1">&lt;h3&gt;Using without a GPS as a mapbook&lt;/h3&gt;</text:p>
      <text:p text:style-name="P1">&lt;p&gt;If you don't have a GPS connected you can turn on Explore Mode</text:p>
      <text:p text:style-name="P1">with the 'e' key and then use the arrow keys to move around.</text:p>
      <text:p text:style-name="P1">&lt;br&gt;</text:p>
      <text:p text:style-name="Normal"/>
      <text:p text:style-name="Normal"/>
      <text:p text:style-name="P1">&lt;h3&gt;Quick help&lt;/h3&gt;</text:p>
      <text:p text:style-name="P1">For help type '&lt;tt&gt;man gpsdrive&lt;/tt&gt;' and '&lt;tt&gt;gpsdrive --help&lt;/tt&gt;' at a Terminal prompt.</text:p>
      <text:p text:style-name="P1">&lt;BR&gt;</text:p>
      <text:p text:style-name="Normal"/>
      <text:p text:style-name="Normal"/>
      <text:p text:style-name="P1">&lt;h3&gt;Customizing the display&lt;/h3&gt;</text:p>
      <text:p text:style-name="P1">Besides the options given in the Preferences menu and the different </text:p>
      <text:p text:style-name="P1">car/PDA/desktop modes offered from the command line, you can change the</text:p>
      <text:p text:style-name="P1">displayed dashboard meters. Just click on one of the three dashboard</text:p>
      <text:p text:style-name="P1">postions and select a new item. You can toggle on and off the dashboard</text:p>
      <text:p text:style-name="P1">and map controls with the '&lt;tt&gt;d&lt;/tt&gt;' and '&lt;tt&gt;m&lt;/tt&gt;' keys.</text:p>
      <text:p text:style-name="Normal"/>
      <text:p text:style-name="Normal"/>
      <text:p text:style-name="P1">&lt;h3&gt;Downloading maps&lt;/h3&gt;</text:p>
      <text:p text:style-name="P1"> Use the &lt;tt&gt;Options &amp;rarr; Maps &amp;rarr; Download&lt;/tt&gt; tool to preview</text:p>
      <text:p text:style-name="P1">and download new map tiles. Currently the OpenStreetMap web-tiles and</text:p>
      <text:p text:style-name="P1">NASA OnEarth WMS servers are available as sources. There are a few command</text:p>
      <text:p text:style-name="P1">line programs which come with GpsDrive which will let you bulk-download</text:p>
      <text:p text:style-name="P1">a set of tiles covering your local area.</text:p>
      <text:p text:style-name="Normal"/>
      <text:p text:style-name="Normal"/>
      <text:p text:style-name="P1">&lt;h3&gt;Mapnik rendering of OpenStreetMap data&lt;/h3&gt;</text:p>
      <text:p text:style-name="P1">If you have a local PostGIS database running (for example the one that comes</text:p>
      <text:p text:style-name="P1">with the pgRouting software on this Live DVD) you can setup GpsDrive to</text:p>
      <text:p text:style-name="P1">render very pretty street maps on the fly from OpenStreetMap.org data</text:p>
      <text:p text:style-name="P1">using the Mapnik rendered. The PostgreSQL database it looks for by default</text:p>
      <text:p text:style-name="P1">should be named "gis". Bonus points go to PostGIS experts who manage to</text:p>
      <text:p text:style-name="P1">bend the pgRouting data thus enabling this option. (hint: comment out the</text:p>
      <text:p text:style-name="P1">world boundary shapefile references in the ~/.gpsdrive/osm.xml file)</text:p>
      <text:p text:style-name="Normal"/>
      <text:p text:style-name="Normal"/>
      <text:p text:style-name="P1">&lt;h3&gt;Keeping tabs on your friends&lt;/h3&gt;</text:p>
      <text:p text:style-name="P1">In the Preferences menu you can turn on the Friendsd service. This</text:p>
      <text:p text:style-name="P1">transmits your position to a central server and lets your friends know</text:p>
      <text:p text:style-name="P1">where you are. It comes with a program to run a private server if you</text:p>
      <text:p text:style-name="P1">don't want the whole world seeing where you are. To enable this service</text:p>
      <text:p text:style-name="P1">go into the Preferences menu and select the Friends tab. Type in a name</text:p>
      <text:p text:style-name="P1">for yourself and click on the [Lookup] button to get the IP address of</text:p>
      <text:p text:style-name="P1">the default friendsd server. Finally tick the Enable friends service box</text:p>
      <text:p text:style-name="P1">and press [Close]. Icons showing where your friends are and where they are</text:p>
      <text:p text:style-name="P1">headed will be shown at scales less than 1:10 million. There seem to be</text:p>
      <text:p text:style-name="P1">a lot of friendly types in Europe.</text:p>
      <text:p text:style-name="Normal"/>
      <text:p text:style-name="Normal"/>
      <text:p text:style-name="P1">&lt;h3&gt;Verbal instructions&lt;/h3&gt;</text:p>
      <text:p text:style-name="P1">GpsDrive can give you verbal warnings when you are nearing your</text:p>
      <text:p text:style-name="P1">destination, etc. To try this out you must start the eSpeak software</text:p>
      <text:p text:style-name="P1">which has been disabled by default on this Live-Disc to save memory.</text:p>
      <text:p text:style-name="P1">To switch it on you will have to edit (as root) the</text:p>
      <text:p text:style-name="P1">&lt;tt&gt;/etc/default/speech-dispatcher&lt;/tt&gt; file and set &lt;tt&gt;RUN_SPEECHD=yes&lt;/tt&gt;.</text:p>
      <text:p text:style-name="P1">Then launch the service with</text:p>
      <text:p text:style-name="P1">"&lt;tt&gt;sudo&amp;nbsp;/etc/init.d/speech-dispatcher&amp;nbsp;start&lt;/tt&gt;".</text:p>
      <text:p text:style-name="P1">GpsDrive will automatically find it at run time if it is switched on.</text:p>
      <text:p text:style-name="Normal"/>
      <text:p text:style-name="Normal"/>
      <text:p text:style-name="P1">&lt;h2&gt;Further reading&lt;/h2&gt;</text:p>
      <text:p text:style-name="P1"> &lt;ul&gt;</text:p>
      <text:p text:style-name="P1"> <text:s/>&lt;li&gt;&lt;b&gt;GpsDrive&lt;/b&gt;: &lt;a href="http://www.gpsdrive.de"&gt;http://www.gpsdrive.de&lt;/a&gt;</text:p>
      <text:p text:style-name="P1"> <text:s/>&lt;li&gt;Help and support pages: &lt;a href="http://gpsdrive.sf.net"&gt;http://gpsdrive.sf.net&lt;/a&gt;</text:p>
      <text:p text:style-name="P1"> &lt;/ul&gt;</text:p>
      <text:p text:style-name="Normal"/>
      <text:p text:style-name="Normal"/>
      <text:p text:style-name="P1">&lt;BR&gt;&lt;BR&gt;&lt;BR&gt;</text:p>
      <text:p text:style-name="P1">&lt;font color="#404098"&gt;&amp;nbsp;&amp;nbsp;&amp;nbsp;&amp;nbsp;</text:p>
      <text:p text:style-name="P1">&lt;font size="+2"&gt;&amp;uarr;&lt;/font&gt;&lt;font size="-1"&gt;&lt;sub&gt;&lt;em&gt;N&lt;/em&gt;&lt;/sub&gt;&lt;/font&gt;</text:p>
      <text:p text:style-name="P1">&amp;nbsp;&amp;nbsp;&amp;nbsp; &lt;b&gt;&lt;em&gt;Happy mapping!&lt;/em&gt;&lt;/b&gt;&amp;nbsp;&amp;nbsp;&amp;nbsp;&amp;nbsp;</text:p>
      <text:p text:style-name="P1">&lt;font size="-1"&gt;&lt;sup&gt;&lt;em&gt;S&lt;/em&gt;&lt;/sup&gt;&lt;/font&gt;&lt;font size="+3"&gt;&lt;sub&gt;&amp;darr;&lt;/sub&gt;&lt;/font&gt;</text:p>
      <text:p text:style-name="P1">&lt;/font&gt;</text:p>
      <text:p text:style-name="P1">&lt;BR&gt;&lt;BR&gt;&lt;BR&gt;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